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Aldhabi" svg:font-family="Aldhabi"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Cambria" style:font-name-complex="Aldhabi"/>
    </style:style>
    <style:style style:name="P3" style:family="paragraph" style:parent-style-name="Standard">
      <style:paragraph-properties fo:margin-top="0in" fo:margin-bottom="0in" loext:contextual-spacing="false" fo:text-align="center" style:justify-single-word="false"/>
      <style:text-properties style:font-name="Cambria" style:font-name-complex="Aldhabi"/>
    </style:style>
    <style:style style:name="P4" style:family="paragraph" style:parent-style-name="Standard">
      <style:paragraph-properties fo:margin-top="0in" fo:margin-bottom="0in" loext:contextual-spacing="false" fo:line-height="105%" fo:hyphenation-ladder-count="no-limit"/>
      <style:text-properties style:font-name="Cambria" style:font-name-complex="Aldhabi" fo:hyphenate="false" fo:hyphenation-remain-char-count="2" fo:hyphenation-push-char-count="2"/>
    </style:style>
    <style:style style:name="P5" style:family="paragraph" style:parent-style-name="Standard">
      <style:paragraph-properties fo:margin-top="0in" fo:margin-bottom="0in" loext:contextual-spacing="false"/>
      <style:text-properties style:font-name="Cambria" fo:font-weight="bold" style:font-weight-asian="bold" style:font-name-complex="Aldhabi"/>
    </style:style>
    <style:style style:name="P6" style:family="paragraph" style:parent-style-name="Standard">
      <style:paragraph-properties fo:margin-top="0in" fo:margin-bottom="0in" loext:contextual-spacing="false"/>
      <style:text-properties style:font-name="Cambria" style:text-underline-style="solid" style:text-underline-width="auto" style:text-underline-color="font-color" style:font-name-complex="Aldhabi"/>
    </style:style>
    <style:style style:name="P7" style:family="paragraph" style:parent-style-name="Standard">
      <style:paragraph-properties fo:margin-top="0in" fo:margin-bottom="0in" loext:contextual-spacing="false"/>
      <style:text-properties style:font-name="Cambria" style:text-underline-style="solid" style:text-underline-width="auto" style:text-underline-color="font-color" fo:font-weight="bold" style:font-weight-asian="bold" style:font-name-complex="Aldhabi"/>
    </style:style>
    <style:style style:name="P8" style:family="paragraph" style:parent-style-name="Standard">
      <style:paragraph-properties fo:margin-top="0in" fo:margin-bottom="0in" loext:contextual-spacing="false" fo:line-height="105%" fo:hyphenation-ladder-count="no-limit"/>
      <style:text-properties fo:hyphenate="false" fo:hyphenation-remain-char-count="2" fo:hyphenation-push-char-count="2"/>
    </style:style>
    <style:style style:name="P9" style:family="paragraph" style:parent-style-name="Standard" style:master-page-name="Standard">
      <style:paragraph-properties fo:margin-top="0in" fo:margin-bottom="0in" loext:contextual-spacing="false" fo:text-align="center" style:justify-single-word="false" style:page-number="auto"/>
    </style:style>
    <style:style style:name="P10" style:family="paragraph" style:parent-style-name="Standard">
      <style:paragraph-properties fo:margin-left="0in" fo:margin-right="0in" fo:margin-top="0in" fo:margin-bottom="0in" loext:contextual-spacing="false" fo:text-indent="0.5in" style:auto-text-indent="false"/>
    </style:style>
    <style:style style:name="P11" style:family="paragraph" style:parent-style-name="List_20_Paragraph" style:list-style-name="WWNum22"/>
    <style:style style:name="P12" style:family="paragraph" style:parent-style-name="List_20_Paragraph" style:list-style-name="WWNum23"/>
    <style:style style:name="P13" style:family="paragraph" style:parent-style-name="List_20_Paragraph">
      <style:text-properties style:use-window-font-color="true" style:font-name="Cambria" style:text-underline-style="none" style:font-name-complex="Aldhabi"/>
    </style:style>
    <style:style style:name="T1" style:family="text">
      <style:text-properties style:font-name="Cambria" fo:font-size="14pt" fo:font-weight="bold" style:font-size-asian="14pt" style:font-weight-asian="bold" style:font-name-complex="Aldhabi"/>
    </style:style>
    <style:style style:name="T2" style:family="text">
      <style:text-properties style:font-name="Cambria" style:font-name-complex="Aldhabi"/>
    </style:style>
    <style:style style:name="T3" style:family="text">
      <style:text-properties style:font-name="Cambria" fo:font-weight="bold" style:font-weight-asian="bold" style:font-name-complex="Aldhabi"/>
    </style:style>
    <style:style style:name="T4" style:family="text">
      <style:text-properties style:font-name="Cambria" fo:language="en" fo:country="IN" style:font-name-complex="Aldhabi"/>
    </style:style>
    <style:style style:name="T5" style:family="text">
      <style:text-properties style:font-name="Cambria" fo:font-style="italic" style:font-style-asian="italic" style:font-name-complex="Aldhabi"/>
    </style:style>
    <style:style style:name="T6" style:family="text">
      <style:text-properties fo:font-size="10.5pt" style:font-size-asian="10.5pt" style:font-size-complex="10.5pt"/>
    </style:style>
    <style:style style:name="T7" style:family="text">
      <style:text-properties style:use-window-font-color="true" style:font-name="Cambria" style:text-underline-style="none" style:font-name-complex="Aldhabi"/>
    </style:style>
    <style:style style:name="T8" style:family="text">
      <style:text-properties fo:color="#ff0000" style:font-name="Cambria" fo:font-weight="bold" style:font-weight-asian="bold" style:font-name-complex="Aldhab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Python_Lesson6: Python Programming</text:span></text:p>
      <text:p text:style-name="P3"/>
      <text:p text:style-name="P1"><text:span text:style-name="T2">Please don't forget to submit your feedback after the class. This helps a lot in increasing effectiveness of the course. Use the following link to submit your feedback: </text:span><text:a xlink:type="simple" xlink:href="https://docs.google.com/forms/d/1AkrJ-_5ZHozJf_mCg92hsXAEMYKzo3CaM4ebm0GJSmU/edit?ts=5b74fe0e" text:style-name="ListLabel_20_31" text:visited-style-name="ListLabel_20_31"><text:span text:style-name="Internet_20_link"><text:span text:style-name="T2">https://docs.google.com/forms/d/1AkrJ-_5ZHozJf_mCg92hsXAEMYKzo3CaM4ebm0GJSmU/edit?ts=5b74fe0e</text:span></text:span></text:a></text:p>
      <text:p text:style-name="P5"/>
      <text:p text:style-name="P5"/>
      <text:p text:style-name="P1"><text:span text:style-name="T3">Lesson Overview:</text:span></text:p>
      <text:p text:style-name="P1"><text:span text:style-name="T2">In this lesson, we will focus on clustering techniques</text:span></text:p>
      <text:p text:style-name="P10">Clustering using KMeans</text:p>
      <text:p text:style-name="P2"/>
      <text:p text:style-name="P1"><text:span text:style-name="T3">Use Case Description:</text:span></text:p>
      <text:p text:style-name="P1"><text:span text:style-name="T2">1. </text:span>KMeans Clustering</text:p>
      <text:p text:style-name="P2"/>
      <text:p text:style-name="P5"/>
      <text:p text:style-name="P1"><text:span text:style-name="T3">Programming elements:</text:span></text:p>
      <text:p text:style-name="P1">KMeans Clustering<text:span text:style-name="T2"> <text:s/>and Data Analysis</text:span></text:p>
      <text:p text:style-name="P5"/>
      <text:p text:style-name="P1"><text:span text:style-name="T3">Source Code:</text:span></text:p>
      <text:p text:style-name="P1"><text:a xlink:type="simple" xlink:href="https://umkc.box.com/s/pgqpapgr12wyuj63sgs3162wztpe3q77" text:style-name="ListLabel_20_32" text:visited-style-name="ListLabel_20_32"><text:span text:style-name="Internet_20_link"><text:span text:style-name="T6">https://umkc.box.com/s/pgqpapgr12wyuj63sgs3162wztpe3q77</text:span></text:span></text:a><text:span text:style-name="formula-content"><text:span text:style-name="T6"> </text:span></text:span></text:p>
      <text:p text:style-name="P6"/>
      <text:p text:style-name="P1"><text:span text:style-name="T3">In class programming:</text:span></text:p>
      <text:list xml:id="list1839904408" text:style-name="WWNum22">
        <text:list-item>
          <text:p text:style-name="P11"><text:span text:style-name="Internet_20_link"><text:span text:style-name="T7">Apply K means clustering in this data set provided below:</text:span></text:span></text:p>
        </text:list-item>
      </text:list>
      <text:p text:style-name="List_20_Paragraph"><text:a xlink:type="simple" xlink:href="https://umkc.box.com/s/a9lzu9qoqfkbhjwk5nz9m6dyybhl1wqy" text:style-name="ListLabel_20_31" text:visited-style-name="ListLabel_20_31"><text:span text:style-name="Internet_20_link"><text:span text:style-name="T2">https://umkc.box.com/s/a9lzu9qoqfkbhjwk5nz9m6dyybhl1wqy</text:span></text:span></text:a><text:span text:style-name="Internet_20_link"><text:span text:style-name="T7"> </text:span></text:span></text:p>
      <text:list xml:id="list2498294958" text:style-name="WWNum23">
        <text:list-item>
          <text:p text:style-name="P12"><text:span text:style-name="Internet_20_link"><text:span text:style-name="T7">Remove any null values by the mean.</text:span></text:span></text:p>
        </text:list-item>
        <text:list-item>
          <text:p text:style-name="P12"><text:span text:style-name="Internet_20_link"><text:span text:style-name="T7">Use the elbow method to find a good number of clusters with the KMeans algorithm</text:span></text:span></text:p>
        </text:list-item>
      </text:list>
      <text:list xml:id="list95136065659948" text:continue-list="list1839904408" text:style-name="WWNum22">
        <text:list-item>
          <text:p text:style-name="P11"><text:span text:style-name="Internet_20_link"><text:span text:style-name="T7">Calculate the silhouette score for the above clustering</text:span></text:span></text:p>
        </text:list-item>
        <text:list-item>
          <text:p text:style-name="P11"><text:span text:style-name="Internet_20_link"><text:span text:style-name="T7">Apply PCA on the same dataset.</text:span></text:span></text:p>
        </text:list-item>
      </text:list>
      <text:p text:style-name="P13"><text:span text:style-name="Internet_20_link"/></text:p>
      <text:p text:style-name="P1"><text:span text:style-name="T2">Data Description can be found in </text:span><text:a xlink:type="simple" xlink:href="https://umkc.box.com/s/okcxw829g3m5efkljbtwpoft23bmvvnw" text:style-name="ListLabel_20_31" text:visited-style-name="ListLabel_20_31"><text:span text:style-name="Internet_20_link"><text:span text:style-name="T2">https://umkc.box.com/s/okcxw829g3m5efkljbtwpoft23bmvvnw</text:span></text:span></text:a><text:span text:style-name="T2"> </text:span></text:p>
      <text:p text:style-name="P7"/>
      <text:p text:style-name="P1"><text:span text:style-name="T3">*** Bonus points</text:span></text:p>
      <text:p text:style-name="P1"><text:span text:style-name="T3">Apply kmeans algorithm on the PCA result and report your observation if the score improved or not?</text:span><text:bookmark text:name="_GoBack"/></text:p>
      <text:p text:style-name="P5"/>
      <text:p text:style-name="P1"><text:span text:style-name="T3">ICP Submission Guidelines</text:span></text:p>
      <text:p text:style-name="P1"><text:span text:style-name="T3"><text:s/>(for In Class students):</text:span></text:p>
      <text:p text:style-name="P1"><text:span text:style-name="T2">1. ICP Submission is in pairs of two students.</text:span></text:p>
      <text:p text:style-name="P1"><text:span text:style-name="T2">2. Once completed, must be presented to TA or Instructor before the completion of the class</text:span></text:p>
      <text:p text:style-name="P1"><text:span text:style-name="T2">3. Submission after class is considered as a late submission. (Check the late submission policy in the syllabus)</text:span></text:p>
      <text:p text:style-name="P1"><text:span text:style-name="T2">4. ICP Code with brief explanation should be pushed to GitHub. Submit GitHub link through the Feedback Form: </text:span><text:a xlink:type="simple" xlink:href="https://goo.gl/forms/HEJyYaiUi3MKXKP22" text:style-name="ListLabel_20_31" text:visited-style-name="ListLabel_20_31"><text:span text:style-name="Internet_20_link"><text:span text:style-name="T2">https://goo.gl/forms/HEJyYaiUi3MKXKP22</text:span></text:span></text:a></text:p>
      <text:p text:style-name="P5"/>
      <text:p text:style-name="P1"><text:span text:style-name="T3">Online Submission Guidelines (for Online students):</text:span></text:p>
      <text:p text:style-name="P1"><text:span text:style-name="T2">1. Submit your source code and documentation to GitHub and represent the work through wiki page properly (submit your screenshots as well. The screenshot should have both the code and the output)</text:span></text:p>
      <text:p text:style-name="P1"><text:span text:style-name="T2">2. Comment your code appropriately</text:span></text:p>
      <text:p text:style-name="P1"><text:span text:style-name="T2">3. </text:span><text:span text:style-name="T4">Video Submission (2 – 3 min video showing the demo of the ICP, with a brief voice over on the code explanation)</text:span></text:p>
      <text:p text:style-name="P1"><text:span text:style-name="T2">4. Submission after class is considered as a late submission. (Check the late submission policy in the syllabus)</text:span></text:p>
      <text:p text:style-name="P1"><text:span text:style-name="T2">5. Use the following Google link to submit your ICP # (GitHub wiki page link for ICP #): </text:span><text:span text:style-name="Internet_20_link"><text:span text:style-name="T2">https://docs.google.com/forms/d/1AkrJ-_5ZHozJf_mCg92hsXAEMYKzo3CaM4ebm0GJSmU/edit?ts=5b74fe0e</text:span></text:span></text:p>
      <text:p text:style-name="P2"><text:soft-page-break/></text:p>
      <text:p text:style-name="P1"><text:span text:style-name="T3">Evaluation Criteria:</text:span></text:p>
      <text:p text:style-name="P8"><text:span text:style-name="T2">1. Completeness of Features</text:span></text:p>
      <text:p text:style-name="P8"><text:span text:style-name="T2">2. Code Quality (</text:span><text:a xlink:type="simple" xlink:href="https://en.wikipedia.org/wiki/Best_coding_practices" text:style-name="ListLabel_20_31" text:visited-style-name="ListLabel_20_31"><text:span text:style-name="Internet_20_link"><text:span text:style-name="T2">https://en.wikipedia.org/wiki/Best_coding_practices</text:span></text:span></text:a><text:span text:style-name="T2">) </text:span></text:p>
      <text:p text:style-name="P8"><text:span text:style-name="T2">3. Time</text:span></text:p>
      <text:p text:style-name="P8"><text:span text:style-name="T2">4. Feedback Submission</text:span></text:p>
      <text:p text:style-name="P4"/>
      <text:p text:style-name="P8"><text:span text:style-name="T8">Note: </text:span><text:span text:style-name="T5">Cheating, plagiarism, disruptive behavior and other forms of unacceptable conduct are subject to strong sanctions in accordance with university policy. See detailed description of university policy at the following URL: </text:span><text:a xlink:type="simple" xlink:href="https://catalog.umkc.edu/special-notices/academic-honesty/" text:style-name="ListLabel_20_33" text:visited-style-name="ListLabel_20_33"><text:span text:style-name="Internet_20_link"><text:span text:style-name="T5">https://catalog.umkc.edu/special-notices/academic-honesty/</text:span></text:span></text:a><text:span text:style-name="T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Aldhabi" svg:font-family="Aldhabi"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asian="F" style:font-family-generic-asian="system" style:font-pitch-asian="variable" style:language-asian="ko" style:country-asian="KR"/>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first"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pre" style:family="text" style:parent-style-name="Default_20_Paragraph_20_Font"/>
    <style:style style:name="Strong" style:family="text" style:parent-style-name="Default_20_Paragraph_20_Font">
      <style:text-properties fo:font-weight="bold" style:font-weight-asian="bold" style:font-weight-complex="bold"/>
    </style:style>
    <style:style style:name="doc" style:family="text" style:parent-style-name="Default_20_Paragraph_20_Font"/>
    <style:style style:name="Unresolved_20_Mention1" style:display-name="Unresolved Mention1" style:family="text" style:parent-style-name="Default_20_Paragraph_20_Font">
      <style:text-properties fo:color="#808080" fo:background-color="#e6e6e6"/>
    </style:style>
    <style:style style:name="Header_20_Char" style:display-name="Header Char" style:family="text" style:parent-style-name="Default_20_Paragraph_20_Font">
      <style:text-properties style:font-name-asian="F" style:font-family-generic-asian="system" style:font-pitch-asian="variable" style:language-asian="ko" style:country-asian="KR"/>
    </style:style>
    <style:style style:name="Footer_20_Char" style:display-name="Footer Char" style:family="text" style:parent-style-name="Default_20_Paragraph_20_Font">
      <style:text-properties style:font-name-asian="F" style:font-family-generic-asian="system" style:font-pitch-asian="variable" style:language-asian="ko" style:country-asian="KR"/>
    </style:style>
    <style:style style:name="Unresolved_20_Mention2" style:display-name="Unresolved Mention2" style:family="text" style:parent-style-name="Default_20_Paragraph_20_Font">
      <style:text-properties fo:color="#808080" fo:background-color="#e6e6e6"/>
    </style:style>
    <style:style style:name="FollowedHyperlink" style:family="text" style:parent-style-name="Default_20_Paragraph_20_Font">
      <style:text-properties fo:color="#954f72" style:text-underline-style="solid" style:text-underline-width="auto" style:text-underline-color="font-color"/>
    </style:style>
    <style:style style:name="formula-content"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fo:font-size="10pt" style:font-size-asian="10pt"/>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Aldhabi" style:font-family-complex="Aldhabi" style:font-family-generic-complex="system" style:font-pitch-complex="variable"/>
    </style:style>
    <style:style style:name="ListLabel_20_27" style:display-name="ListLabel 27" style:family="text">
      <style:text-properties style:font-name="Cambria" fo:font-family="Cambria" style:font-family-generic="roman" style:font-pitch="variable" style:font-name-asian="F" style:font-family-generic-asian="system" style:font-pitch-asian="variable" style:font-name-complex="Aldhabi" style:font-family-complex="Aldhabi"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ambria" fo:font-family="Cambria" style:font-family-generic="roman" style:font-pitch="variable" style:font-name-complex="Aldhabi" style:font-family-complex="Aldhabi" style:font-family-generic-complex="system" style:font-pitch-complex="variable"/>
    </style:style>
    <style:style style:name="ListLabel_20_32" style:display-name="ListLabel 32" style:family="text">
      <style:text-properties fo:font-size="10.5pt" style:font-size-asian="10.5pt" style:font-size-complex="10.5pt"/>
    </style:style>
    <style:style style:name="ListLabel_20_33" style:display-name="ListLabel 33" style:family="text">
      <style:text-properties style:font-name="Cambria" fo:font-family="Cambria" style:font-family-generic="roman" style:font-pitch="variable" fo:font-style="italic" style:font-style-asian="italic" style:font-name-complex="Aldhabi" style:font-family-complex="Aldhabi"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2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27"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uchu</meta:initial-creator>
    <dc:creator>saria g</dc:creator>
    <meta:editing-cycles>95</meta:editing-cycles>
    <meta:print-date>2017-05-25T16:30:00</meta:print-date>
    <meta:creation-date>2017-05-28T01:51:00</meta:creation-date>
    <dc:date>2019-06-20T05:12:00</dc:date>
    <meta:editing-duration>P3DT8H10M</meta:editing-duration>
    <meta:generator>LibreOffice/6.0.7.3$Linux_X86_64 LibreOffice_project/00m0$Build-3</meta:generator>
    <meta:document-statistic meta:table-count="0" meta:image-count="0" meta:object-count="0" meta:page-count="2" meta:paragraph-count="39" meta:word-count="362" meta:character-count="2665" meta:non-whitespace-character-count="2339"/>
    <meta:user-defined meta:name="AppVersion">16.0000</meta:user-defined>
    <meta:user-defined meta:name="Company">Windows Us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